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8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officeooo:rsid="001dca3e" officeooo:paragraph-rsid="001dca3e" style:font-size-asian="11pt" style:font-name-complex="Arial" style:font-size-complex="11pt" style:language-complex="ar" style:country-complex="SA"/>
    </style:style>
    <style:style style:name="P11" style:family="paragraph" style:parent-style-name="Standard">
      <style:text-properties style:font-name="Arial" fo:font-size="11pt" fo:language="ca" fo:country="ES" officeooo:paragraph-rsid="001fb5be" style:font-size-asian="11pt" style:font-name-complex="Arial" style:font-size-complex="11pt" style:language-complex="ar" style:country-complex="SA"/>
    </style:style>
    <style:style style:name="P12" style:family="paragraph" style:parent-style-name="Standard">
      <style:text-properties style:font-name="Arial" fo:font-size="11pt" fo:language="ca" fo:country="ES" fo:font-weight="bold" officeooo:rsid="001dca3e" officeooo:paragraph-rsid="001dca3e" style:font-size-asian="11pt" style:font-weight-asian="bold" style:font-name-complex="Arial" style:font-size-complex="11pt" style:language-complex="ar" style:country-complex="SA" style:font-weight-complex="bold"/>
    </style:style>
    <style:style style:name="P13" style:family="paragraph" style:parent-style-name="Standard">
      <style:text-properties style:font-name="Arial" fo:font-size="11pt" fo:language="ca" fo:country="ES" fo:font-weight="bold" officeooo:rsid="001fb5be" officeooo:paragraph-rsid="001fb5be" style:font-size-asian="11pt" style:font-weight-asian="bold" style:font-name-complex="Arial" style:font-size-complex="11pt" style:language-complex="ar" style:country-complex="SA" style:font-weight-complex="bold"/>
    </style:style>
    <style:style style:name="P14" style:family="paragraph" style:parent-style-name="Footer">
      <style:text-properties fo:color="#595959" style:language-asian="es" style:country-asian="ES"/>
    </style:style>
    <style:style style:name="P15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6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7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0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21" style:family="paragraph" style:parent-style-name="Standard">
      <style:text-properties style:font-name="Arial" fo:font-size="11pt" fo:language="ca" fo:country="ES" officeooo:rsid="001fb5be" officeooo:paragraph-rsid="001fb5be" style:font-size-asian="11pt" style:font-name-complex="Arial" style:font-size-complex="11pt" style:language-complex="ar" style:country-complex="SA"/>
    </style:style>
    <style:style style:name="P22" style:family="paragraph" style:parent-style-name="Standard">
      <style:text-properties style:font-name="Arial" fo:font-size="11pt" fo:language="ca" fo:country="ES" officeooo:rsid="00245ee2" officeooo:paragraph-rsid="00245ee2" style:font-size-asian="11pt" style:font-name-complex="Arial" style:font-size-complex="11pt" style:language-complex="ar" style:country-complex="SA"/>
    </style:style>
    <style:style style:name="P23" style:family="paragraph" style:parent-style-name="Standard">
      <style:text-properties style:font-name="Arial" fo:font-size="11pt" fo:language="ca" fo:country="ES" fo:font-weight="normal" officeooo:rsid="00245ee2" officeooo:paragraph-rsid="00245ee2" style:font-size-asian="11pt" style:font-weight-asian="normal" style:font-name-complex="Arial" style:font-size-complex="11pt" style:language-complex="ar" style:country-complex="SA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1fb5be"/>
    </style:style>
    <style:style style:name="P25" style:family="paragraph" style:parent-style-name="Standard">
      <style:text-properties officeooo:paragraph-rsid="001dca3e"/>
    </style:style>
    <style:style style:name="P26" style:family="paragraph" style:parent-style-name="Standard">
      <style:text-properties style:use-window-font-color="true" style:font-name="Arial" fo:font-size="11pt" fo:language="ca" fo:country="ES" officeooo:rsid="001fb5be" officeooo:paragraph-rsid="00260823" style:font-name-asian="Times New Roman" style:font-size-asian="11pt" style:font-name-complex="Arial" style:font-size-complex="11pt" style:language-complex="ar" style:country-complex="SA"/>
    </style:style>
    <style:style style:name="P27" style:family="paragraph" style:parent-style-name="Standard">
      <style:text-properties style:use-window-font-color="true" style:font-name="Arial" fo:font-size="11pt" fo:language="ca" fo:country="ES" officeooo:rsid="00260823" officeooo:paragraph-rsid="00260823" style:font-name-asian="Times New Roman" style:font-size-asian="11pt" style:font-name-complex="Arial" style:font-size-complex="11pt" style:language-complex="ar" style:country-complex="SA"/>
    </style:style>
    <style:style style:name="P28" style:family="paragraph" style:parent-style-name="Standard" style:list-style-name="L1">
      <style:text-properties style:use-window-font-color="true" style:font-name="Arial" fo:font-size="11pt" fo:language="ca" fo:country="ES" officeooo:rsid="00260823" officeooo:paragraph-rsid="00260823" style:font-name-asian="Times New Roman" style:font-size-asian="11pt" style:font-name-complex="Arial" style:font-size-complex="11pt" style:language-complex="ar" style:country-complex="SA"/>
    </style:style>
    <style:style style:name="P29" style:family="paragraph" style:parent-style-name="Standard">
      <style:text-properties style:use-window-font-color="true" style:font-name="Arial" fo:font-size="11pt" fo:language="ca" fo:country="ES" officeooo:rsid="00283fc8" officeooo:paragraph-rsid="00283fc8" style:font-name-asian="Times New Roman" style:font-size-asian="11pt" style:font-name-complex="Arial" style:font-size-complex="11pt" style:language-complex="ar" style:country-complex="SA"/>
    </style:style>
    <style:style style:name="P30" style:family="paragraph" style:parent-style-name="Standard">
      <style:text-properties style:use-window-font-color="true" style:font-name="Arial" fo:font-size="11pt" fo:language="ca" fo:country="ES" fo:font-weight="bold" officeooo:rsid="00283fc8" officeooo:paragraph-rsid="00283fc8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fo:color="#595959" style:font-name="Arial" fo:font-size="8pt" style:font-size-asian="8pt" style:font-name-complex="Arial" style:font-size-complex="8pt"/>
    </style:style>
    <style:style style:name="T2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4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5" style:family="text">
      <style:text-properties style:font-name-asian="Arial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language="ca" fo:country="ES" fo:font-weight="bold" officeooo:rsid="001fb5be" style:font-size-asian="16pt" style:font-weight-asian="bold" style:font-name-complex="Arial" style:font-size-complex="16pt" style:language-complex="ar" style:country-complex="SA" style:font-weight-complex="bold"/>
    </style:style>
    <style:style style:name="T11" style:family="text">
      <style:text-properties style:font-name="Arial" fo:font-size="11pt" fo:language="ca" fo:country="ES" officeooo:rsid="001dca3e" style:font-size-asian="11pt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6pt" fo:language="ca" fo:country="ES" fo:font-weight="bold" officeooo: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6pt" fo:language="ca" fo:country="ES" fo:font-weight="bold" officeooo:rsid="00245e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style:use-window-font-color="true" style:font-name="Arial" fo:font-size="11pt" fo:language="ca" fo:country="ES" officeooo:rsid="001dca3e" style:font-name-asian="Times New Roman" style:font-size-asian="11pt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ca" fo:country="ES" officeooo:rsid="00245ee2" style:font-name-asian="Times New Roman" style:font-size-asian="11pt" style:font-name-complex="Arial" style:font-size-complex="11pt" style:language-complex="ar" style:country-complex="SA"/>
    </style:style>
    <style:style style:name="T16" style:family="text">
      <style:text-properties officeooo:rsid="00260823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4cm" draw:visible-area-height="6.77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FGS - Desenvolupament d’aplicacions multiplataforma</text:p>
      <text:p text:style-name="P24"><text:span text:style-name="T10">Mòdul </text:span><text:span text:style-name="T12">6</text:span><text:span text:style-name="T10"> – </text:span><text:span text:style-name="T12">A</text:span><text:span text:style-name="T13">ccés a dades</text:span></text:p>
      <text:p text:style-name="P24"><text:span text:style-name="T10">UF</text:span><text:span text:style-name="T12">2</text:span><text:span text:style-name="T10"> – </text:span><text:span text:style-name="T12">P</text:span><text:span text:style-name="T13">ersistència dn BDR-BDOR-BDOO</text:span></text:p>
      <text:p text:style-name="P13"/>
      <text:p text:style-name="P23">S’ha de lliurar codi font amb les explicacions i/o comentaris del que s’ha codificat, arxiu de la base de dades i enllaç al repositori al núvol.</text:p>
      <text:p text:style-name="P23"/>
      <text:p text:style-name="P23">Cada dia s’ha de fer commit i push del que s’ha codificat, altrament no s’avaluarà la tasca, es considerarà no entregada i es marcarà com a no assistència a classe les hores destinades a realizar l’activitat.</text:p>
      <text:p text:style-name="P23"/>
      <text:p text:style-name="P12">Activitat 1</text:p>
      <text:p text:style-name="P10"/>
      <text:p text:style-name="P25"><text:span text:style-name="T11">Has de codificar un programa que permeti </text:span><text:span text:style-name="T14">i</text:span><text:span text:style-name="T15">nserir, modificar i esborrar alumnes en una base de dades. Les dades que, com a mínim , volem guardar de cada alumne és el seu nom, dni, data de naixement, adreça postal, codi postal i població.</text:span></text:p>
      <text:p text:style-name="P21"/>
      <text:p text:style-name="P22">Fes diferents proves amb els tres mètodes que és demanen i mostra’n el resultat.</text:p>
      <text:p text:style-name="P11"/>
      <text:p text:style-name="P13">AMPLIACIÓ (Obligat per als noDuals).</text:p>
      <text:p text:style-name="P26">E<text:span text:style-name="T16">n la base de dades ara només hi ha una taula, la d’alumnes. Heu de crear una segona taula per a poblacions. En aquesta segona taula hi haurà dos camps: codi postal i nom de població. En la taula d’alumnes no hi ha d’haver el camp de població però:</text:span></text:p>
      <text:list xml:id="list858637127" text:style-name="L1">
        <text:list-item>
          <text:p text:style-name="P28">Hem de permetre crear poblacions des de l’aplicació</text:p>
        </text:list-item>
        <text:list-item>
          <text:p text:style-name="P28">Si quan creem un alumne indiquem un codi postal que no existeix, no el podrem crear.</text:p>
        </text:list-item>
        <text:list-item>
          <text:p text:style-name="P28">Si esborrem una població, s’han d’esborrar en cascada els alumnes d’aquell codi postal (ho ha de fer el SGBD). Comproveu que la vostra aplicació ho fa.</text:p>
        </text:list-item>
      </text:list>
      <text:p text:style-name="P27"/>
      <text:p text:style-name="P30">Recomanacions</text:p>
      <text:p text:style-name="P29">Desde l’utilitat <text:span text:style-name="T17">phpmyadmin</text:span> podeu realitzar consultes i comprovar tant la síntaxi com el resulta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4cm" draw:visible-area-height="6.774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2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1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3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0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1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2-06T10:33:36.099000000</dc:date>
    <meta:print-date>2012-10-11T14:28:00</meta:print-date>
    <meta:editing-cycles>12</meta:editing-cycles>
    <meta:editing-duration>PT24M35S</meta:editing-duration>
    <meta:generator>LibreOffice/6.3.1.2$Windows_x86 LibreOffice_project/b79626edf0065ac373bd1df5c28bd630b4424273</meta:generator>
    <meta:document-statistic meta:table-count="1" meta:image-count="2" meta:object-count="1" meta:page-count="1" meta:paragraph-count="34" meta:word-count="290" meta:character-count="1735" meta:non-whitespace-character-count="1469"/>
  </office:meta>
</office:document-meta>
</file>